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 style:data-style-name="C10106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data-style-name="C40">
      <style:graphic-properties style:wrap="run-through" style:number-wrapped-paragraphs="no-limit" style:vertical-pos="from-top" style:vertical-rel="paragraph" style:horizontal-pos="from-left" style:horizontal-rel="paragraph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  <form:checkbox form:name="Флажок 3" form:control-implementation="ooo:com.sun.star.form.component.CheckBox" form:id="control17" form:label="Флажок 3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formatted-text form:name="Поле даты 1|format=dd.mm.yyyy" form:control-implementation="ooo:com.sun.star.form.component.DateField" form:id="control18" form:validation="true" form:min-value="18000101" form:max-value="22001231">
            <form:properties>
              <form:property form:property-name="DefaultControl" office:value-type="string" office:string-value="com.sun.star.form.control.DateField"/>
            </form:properties>
          </form:formatted-text>
          <form:formatted-text form:name="Поле времени 1" form:control-implementation="ooo:com.sun.star.form.component.TimeField" form:id="control19" form:validation="true" form:min-value="0" form:max-value="23595999">
            <form:properties>
              <form:property form:property-name="DefaultControl" office:value-type="string" office:string-value="com.sun.star.form.control.Time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184cm" draw:control="control2"/><draw:control text:anchor-type="paragraph" draw:z-index="2" draw:style-name="gr2" draw:text-style-name="P3" svg:width="4.275cm" svg:height="0.999cm" svg:x="2.882cm" svg:y="2.184cm" draw:control="control3"/><draw:control text:anchor-type="paragraph" draw:z-index="3" draw:style-name="gr1" draw:text-style-name="P4" svg:width="10.217cm" svg:height="3.46cm" svg:x="0.767cm" svg:y="4.854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1" draw:text-style-name="P3" svg:width="4.987cm" svg:height="1.364cm" svg:x="1.051cm" svg:y="16.473cm" draw:control="control16"/><draw:control text:anchor-type="paragraph" draw:z-index="12" draw:style-name="gr2" draw:text-style-name="P3" svg:width="2.789cm" svg:height="2.876cm" svg:x="7.788cm" svg:y="1.369cm" draw:control="control17"/><draw:control text:anchor-type="paragraph" draw:z-index="13" draw:style-name="gr6" draw:text-style-name="P3" svg:width="3.054cm" svg:height="0.899cm" svg:x="5.63cm" svg:y="12.991cm" draw:control="control18"/><draw:control text:anchor-type="paragraph" draw:z-index="14" draw:style-name="gr7" draw:text-style-name="P3" svg:width="2.239cm" svg:height="0.715cm" svg:x="9.234cm" svg:y="12.972cm" draw:control="control19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4T09:56:15.89</dc:date>
    <dc:creator>Dmitry Derenok</dc:creator>
    <meta:editing-duration>PT266H18M14S</meta:editing-duration>
    <meta:editing-cycles>38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